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8512in" svg:height="7.1957in" svg:x="0.6122in" svg:y="7.5177in">
            <draw:object draw:notify-on-update-of-ranges="Sheet1.B1:Sheet1.B64 Sheet1.C1:Sheet1.C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2764in" svg:height="5.7724in" svg:x="13.0075in" svg:y="0in">
            <draw:object draw:notify-on-update-of-ranges="Sheet1.I1:Sheet1.I32 Sheet1.J1:Sheet1.J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8174" calcext:value-type="float">
            <text:p>32.8174</text:p>
          </table:table-cell>
          <table:table-cell office:value-type="float" office:value="-175.3559" calcext:value-type="float">
            <text:p>-175.3559</text:p>
          </table:table-cell>
          <table:table-cell office:value-type="float" office:value="0.99997" calcext:value-type="float">
            <text:p>0.99997</text:p>
          </table:table-cell>
          <table:table-cell/>
          <table:table-cell table:formula="of:=[.B1]*[.D1]" office:value-type="float" office:value="32.816415478" calcext:value-type="float">
            <text:p>32.816415478</text:p>
          </table:table-cell>
          <table:table-cell table:formula="of:=[.C1]*[.D1]" office:value-type="float" office:value="-175.350639323" calcext:value-type="float">
            <text:p>-175.350639323</text:p>
          </table:table-cell>
          <table:table-cell/>
          <table:table-cell table:formula="of:=[.B1]-[.$F$35]" office:value-type="float" office:value="-1.08359642936164" calcext:value-type="float">
            <text:p>-1.08359642936164</text:p>
          </table:table-cell>
          <table:table-cell table:formula="of:=[.C1]-[.$G$35]" office:value-type="float" office:value="-0.448072711373669" calcext:value-type="float">
            <text:p>-0.448072711373669</text:p>
          </table:table-cell>
          <table:table-cell/>
          <table:table-cell table:formula="of:=[.D1]*[.I1]*[.J1]" office:value-type="float" office:value="0.485515424239193" calcext:value-type="float">
            <text:p>0.485515424239193</text:p>
          </table:table-cell>
          <table:table-cell table:formula="of:=[.D1]*[.I1]*[.I1]" office:value-type="float" office:value="1.17414599628865" calcext:value-type="float">
            <text:p>1.174145996288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2463" calcext:value-type="float">
            <text:p>33.2463</text:p>
          </table:table-cell>
          <table:table-cell office:value-type="float" office:value="-175.1523" calcext:value-type="float">
            <text:p>-175.1523</text:p>
          </table:table-cell>
          <table:table-cell office:value-type="float" office:value="0.99997" calcext:value-type="float">
            <text:p>0.99997</text:p>
          </table:table-cell>
          <table:table-cell/>
          <table:table-cell table:formula="of:=[.B2]*[.D2]" office:value-type="float" office:value="33.245302611" calcext:value-type="float">
            <text:p>33.245302611</text:p>
          </table:table-cell>
          <table:table-cell table:formula="of:=[.C2]*[.D2]" office:value-type="float" office:value="-175.147045431" calcext:value-type="float">
            <text:p>-175.147045431</text:p>
          </table:table-cell>
          <table:table-cell/>
          <table:table-cell table:formula="of:=[.B2]-[.$F$35]" office:value-type="float" office:value="-0.654696429361643" calcext:value-type="float">
            <text:p>-0.654696429361643</text:p>
          </table:table-cell>
          <table:table-cell table:formula="of:=[.C2]-[.$G$35]" office:value-type="float" office:value="-0.244472711373675" calcext:value-type="float">
            <text:p>-0.244472711373675</text:p>
          </table:table-cell>
          <table:table-cell/>
          <table:table-cell table:formula="of:=[.D2]*[.I2]*[.J2]" office:value-type="float" office:value="0.160050609550368" calcext:value-type="float">
            <text:p>0.160050609550368</text:p>
          </table:table-cell>
          <table:table-cell table:formula="of:=[.D2]*[.I2]*[.I2]" office:value-type="float" office:value="0.428614555796446" calcext:value-type="float">
            <text:p>0.4286145557964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.6058" calcext:value-type="float">
            <text:p>33.6058</text:p>
          </table:table-cell>
          <table:table-cell office:value-type="float" office:value="-175.0139" calcext:value-type="float">
            <text:p>-175.0139</text:p>
          </table:table-cell>
          <table:table-cell office:value-type="float" office:value="0.99754" calcext:value-type="float">
            <text:p>0.99754</text:p>
          </table:table-cell>
          <table:table-cell/>
          <table:table-cell table:formula="of:=[.B3]*[.D3]" office:value-type="float" office:value="33.523129732" calcext:value-type="float">
            <text:p>33.523129732</text:p>
          </table:table-cell>
          <table:table-cell table:formula="of:=[.C3]*[.D3]" office:value-type="float" office:value="-174.583365806" calcext:value-type="float">
            <text:p>-174.583365806</text:p>
          </table:table-cell>
          <table:table-cell/>
          <table:table-cell table:formula="of:=[.B3]-[.$F$35]" office:value-type="float" office:value="-0.295196429361638" calcext:value-type="float">
            <text:p>-0.295196429361638</text:p>
          </table:table-cell>
          <table:table-cell table:formula="of:=[.C3]-[.$G$35]" office:value-type="float" office:value="-0.106072711373685" calcext:value-type="float">
            <text:p>-0.106072711373685</text:p>
          </table:table-cell>
          <table:table-cell/>
          <table:table-cell table:formula="of:=[.D3]*[.I3]*[.J3]" office:value-type="float" office:value="0.0312352574275198" calcext:value-type="float">
            <text:p>0.0312352574275198</text:p>
          </table:table-cell>
          <table:table-cell table:formula="of:=[.D3]*[.I3]*[.I3]" office:value-type="float" office:value="0.0869265652153675" calcext:value-type="float">
            <text:p>0.08692656521536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9429" calcext:value-type="float">
            <text:p>33.9429</text:p>
          </table:table-cell>
          <table:table-cell office:value-type="float" office:value="-174.8766" calcext:value-type="float">
            <text:p>-174.8766</text:p>
          </table:table-cell>
          <table:table-cell office:value-type="float" office:value="0.93317" calcext:value-type="float">
            <text:p>0.93317</text:p>
          </table:table-cell>
          <table:table-cell/>
          <table:table-cell table:formula="of:=[.B4]*[.D4]" office:value-type="float" office:value="31.674495993" calcext:value-type="float">
            <text:p>31.674495993</text:p>
          </table:table-cell>
          <table:table-cell table:formula="of:=[.C4]*[.D4]" office:value-type="float" office:value="-163.189596822" calcext:value-type="float">
            <text:p>-163.189596822</text:p>
          </table:table-cell>
          <table:table-cell/>
          <table:table-cell table:formula="of:=[.B4]-[.$F$35]" office:value-type="float" office:value="0.041903570638361" calcext:value-type="float">
            <text:p>0.041903570638361</text:p>
          </table:table-cell>
          <table:table-cell table:formula="of:=[.C4]-[.$G$35]" office:value-type="float" office:value="0.0312272886263258" calcext:value-type="float">
            <text:p>0.0312272886263258</text:p>
          </table:table-cell>
          <table:table-cell/>
          <table:table-cell table:formula="of:=[.D4]*[.I4]*[.J4]" office:value-type="float" office:value="0.0012210855077784" calcext:value-type="float">
            <text:p>0.0012210855077784</text:p>
          </table:table-cell>
          <table:table-cell table:formula="of:=[.D4]*[.I4]*[.I4]" office:value-type="float" office:value="0.00163856181825324" calcext:value-type="float">
            <text:p>0.001638561818253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.1221" calcext:value-type="float">
            <text:p>34.1221</text:p>
          </table:table-cell>
          <table:table-cell office:value-type="float" office:value="-174.8124" calcext:value-type="float">
            <text:p>-174.8124</text:p>
          </table:table-cell>
          <table:table-cell office:value-type="float" office:value="0.81339" calcext:value-type="float">
            <text:p>0.81339</text:p>
          </table:table-cell>
          <table:table-cell/>
          <table:table-cell table:formula="of:=[.B5]*[.D5]" office:value-type="float" office:value="27.754574919" calcext:value-type="float">
            <text:p>27.754574919</text:p>
          </table:table-cell>
          <table:table-cell table:formula="of:=[.C5]*[.D5]" office:value-type="float" office:value="-142.190658036" calcext:value-type="float">
            <text:p>-142.190658036</text:p>
          </table:table-cell>
          <table:table-cell/>
          <table:table-cell table:formula="of:=[.B5]-[.$F$35]" office:value-type="float" office:value="0.221103570638363" calcext:value-type="float">
            <text:p>0.221103570638363</text:p>
          </table:table-cell>
          <table:table-cell table:formula="of:=[.C5]-[.$G$35]" office:value-type="float" office:value="0.0954272886263254" calcext:value-type="float">
            <text:p>0.0954272886263254</text:p>
          </table:table-cell>
          <table:table-cell/>
          <table:table-cell table:formula="of:=[.D5]*[.I5]*[.J5]" office:value-type="float" office:value="0.0171619712191237" calcext:value-type="float">
            <text:p>0.0171619712191237</text:p>
          </table:table-cell>
          <table:table-cell table:formula="of:=[.D5]*[.I5]*[.I5]" office:value-type="float" office:value="0.0397640252632543" calcext:value-type="float">
            <text:p>0.03976402526325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2109" calcext:value-type="float">
            <text:p>34.2109</text:p>
          </table:table-cell>
          <table:table-cell office:value-type="float" office:value="-174.791" calcext:value-type="float">
            <text:p>-174.791</text:p>
          </table:table-cell>
          <table:table-cell office:value-type="float" office:value="0.57786" calcext:value-type="float">
            <text:p>0.57786</text:p>
          </table:table-cell>
          <table:table-cell/>
          <table:table-cell table:formula="of:=[.B6]*[.D6]" office:value-type="float" office:value="19.769110674" calcext:value-type="float">
            <text:p>19.769110674</text:p>
          </table:table-cell>
          <table:table-cell table:formula="of:=[.C6]*[.D6]" office:value-type="float" office:value="-101.00472726" calcext:value-type="float">
            <text:p>-101.00472726</text:p>
          </table:table-cell>
          <table:table-cell/>
          <table:table-cell table:formula="of:=[.B6]-[.$F$35]" office:value-type="float" office:value="0.309903570638362" calcext:value-type="float">
            <text:p>0.309903570638362</text:p>
          </table:table-cell>
          <table:table-cell table:formula="of:=[.C6]-[.$G$35]" office:value-type="float" office:value="0.116827288626325" calcext:value-type="float">
            <text:p>0.116827288626325</text:p>
          </table:table-cell>
          <table:table-cell/>
          <table:table-cell table:formula="of:=[.D6]*[.I6]*[.J6]" office:value-type="float" office:value="0.0209215333431804" calcext:value-type="float">
            <text:p>0.0209215333431804</text:p>
          </table:table-cell>
          <table:table-cell table:formula="of:=[.D6]*[.I6]*[.I6]" office:value-type="float" office:value="0.0554978033173335" calcext:value-type="float">
            <text:p>0.05549780331733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.2392" calcext:value-type="float">
            <text:p>34.2392</text:p>
          </table:table-cell>
          <table:table-cell office:value-type="float" office:value="-174.8065" calcext:value-type="float">
            <text:p>-174.8065</text:p>
          </table:table-cell>
          <table:table-cell office:value-type="float" office:value="0.26705" calcext:value-type="float">
            <text:p>0.26705</text:p>
          </table:table-cell>
          <table:table-cell/>
          <table:table-cell table:formula="of:=[.B7]*[.D7]" office:value-type="float" office:value="9.14357836" calcext:value-type="float">
            <text:p>9.14357836</text:p>
          </table:table-cell>
          <table:table-cell table:formula="of:=[.C7]*[.D7]" office:value-type="float" office:value="-46.682075825" calcext:value-type="float">
            <text:p>-46.682075825</text:p>
          </table:table-cell>
          <table:table-cell/>
          <table:table-cell table:formula="of:=[.B7]-[.$F$35]" office:value-type="float" office:value="0.338203570638356" calcext:value-type="float">
            <text:p>0.338203570638356</text:p>
          </table:table-cell>
          <table:table-cell table:formula="of:=[.C7]-[.$G$35]" office:value-type="float" office:value="0.101327288626322" calcext:value-type="float">
            <text:p>0.101327288626322</text:p>
          </table:table-cell>
          <table:table-cell/>
          <table:table-cell table:formula="of:=[.D7]*[.I7]*[.J7]" office:value-type="float" office:value="0.00915160343055314" calcext:value-type="float">
            <text:p>0.00915160343055314</text:p>
          </table:table-cell>
          <table:table-cell table:formula="of:=[.D7]*[.I7]*[.I7]" office:value-type="float" office:value="0.0305456210191661" calcext:value-type="float">
            <text:p>0.030545621019166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2474" calcext:value-type="float">
            <text:p>34.2474</text:p>
          </table:table-cell>
          <table:table-cell office:value-type="float" office:value="-174.8242" calcext:value-type="float">
            <text:p>-174.8242</text:p>
          </table:table-cell>
          <table:table-cell office:value-type="float" office:value="0.06304" calcext:value-type="float">
            <text:p>0.06304</text:p>
          </table:table-cell>
          <table:table-cell/>
          <table:table-cell table:formula="of:=[.B8]*[.D8]" office:value-type="float" office:value="2.158956096" calcext:value-type="float">
            <text:p>2.158956096</text:p>
          </table:table-cell>
          <table:table-cell table:formula="of:=[.C8]*[.D8]" office:value-type="float" office:value="-11.020917568" calcext:value-type="float">
            <text:p>-11.020917568</text:p>
          </table:table-cell>
          <table:table-cell/>
          <table:table-cell table:formula="of:=[.B8]-[.$F$35]" office:value-type="float" office:value="0.346403570638358" calcext:value-type="float">
            <text:p>0.346403570638358</text:p>
          </table:table-cell>
          <table:table-cell table:formula="of:=[.C8]-[.$G$35]" office:value-type="float" office:value="0.0836272886263316" calcext:value-type="float">
            <text:p>0.0836272886263316</text:p>
          </table:table-cell>
          <table:table-cell/>
          <table:table-cell table:formula="of:=[.D8]*[.I8]*[.J8]" office:value-type="float" office:value="0.00182619260878217" calcext:value-type="float">
            <text:p>0.00182619260878217</text:p>
          </table:table-cell>
          <table:table-cell table:formula="of:=[.D8]*[.I8]*[.I8]" office:value-type="float" office:value="0.0075645121436633" calcext:value-type="float">
            <text:p>0.00756451214366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2481" calcext:value-type="float">
            <text:p>34.2481</text:p>
          </table:table-cell>
          <table:table-cell office:value-type="float" office:value="-174.8282" calcext:value-type="float">
            <text:p>-174.8282</text:p>
          </table:table-cell>
          <table:table-cell office:value-type="float" office:value="0.01625" calcext:value-type="float">
            <text:p>0.01625</text:p>
          </table:table-cell>
          <table:table-cell/>
          <table:table-cell table:formula="of:=[.B9]*[.D9]" office:value-type="float" office:value="0.556531625" calcext:value-type="float">
            <text:p>0.556531625</text:p>
          </table:table-cell>
          <table:table-cell table:formula="of:=[.C9]*[.D9]" office:value-type="float" office:value="-2.84095825" calcext:value-type="float">
            <text:p>-2.84095825</text:p>
          </table:table-cell>
          <table:table-cell/>
          <table:table-cell table:formula="of:=[.B9]-[.$F$35]" office:value-type="float" office:value="0.34710357063836" calcext:value-type="float">
            <text:p>0.34710357063836</text:p>
          </table:table-cell>
          <table:table-cell table:formula="of:=[.C9]-[.$G$35]" office:value-type="float" office:value="0.0796272886263125" calcext:value-type="float">
            <text:p>0.0796272886263125</text:p>
          </table:table-cell>
          <table:table-cell/>
          <table:table-cell table:formula="of:=[.D9]*[.I9]*[.J9]" office:value-type="float" office:value="0.000449132388289721" calcext:value-type="float">
            <text:p>0.000449132388289721</text:p>
          </table:table-cell>
          <table:table-cell table:formula="of:=[.D9]*[.I9]*[.I9]" office:value-type="float" office:value="0.00195781444218586" calcext:value-type="float">
            <text:p>0.0019578144421858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.2484" calcext:value-type="float">
            <text:p>34.2484</text:p>
          </table:table-cell>
          <table:table-cell office:value-type="float" office:value="-174.8289" calcext:value-type="float">
            <text:p>-174.8289</text:p>
          </table:table-cell>
          <table:table-cell office:value-type="float" office:value="0.00852" calcext:value-type="float">
            <text:p>0.00852</text:p>
          </table:table-cell>
          <table:table-cell/>
          <table:table-cell table:formula="of:=[.B10]*[.D10]" office:value-type="float" office:value="0.291796368" calcext:value-type="float">
            <text:p>0.291796368</text:p>
          </table:table-cell>
          <table:table-cell table:formula="of:=[.C10]*[.D10]" office:value-type="float" office:value="-1.489542228" calcext:value-type="float">
            <text:p>-1.489542228</text:p>
          </table:table-cell>
          <table:table-cell/>
          <table:table-cell table:formula="of:=[.B10]-[.$F$35]" office:value-type="float" office:value="0.347403570638356" calcext:value-type="float">
            <text:p>0.347403570638356</text:p>
          </table:table-cell>
          <table:table-cell table:formula="of:=[.C10]-[.$G$35]" office:value-type="float" office:value="0.0789272886263177" calcext:value-type="float">
            <text:p>0.0789272886263177</text:p>
          </table:table-cell>
          <table:table-cell/>
          <table:table-cell table:formula="of:=[.D10]*[.I10]*[.J10]" office:value-type="float" office:value="0.00023361517849928" calcext:value-type="float">
            <text:p>0.00023361517849928</text:p>
          </table:table-cell>
          <table:table-cell table:formula="of:=[.D10]*[.I10]*[.I10]" office:value-type="float" office:value="0.00102827233240222" calcext:value-type="float">
            <text:p>0.001028272332402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2488" calcext:value-type="float">
            <text:p>34.2488</text:p>
          </table:table-cell>
          <table:table-cell office:value-type="float" office:value="-174.8288" calcext:value-type="float">
            <text:p>-174.8288</text:p>
          </table:table-cell>
          <table:table-cell office:value-type="float" office:value="0.00544" calcext:value-type="float">
            <text:p>0.00544</text:p>
          </table:table-cell>
          <table:table-cell/>
          <table:table-cell table:formula="of:=[.B11]*[.D11]" office:value-type="float" office:value="0.186313472" calcext:value-type="float">
            <text:p>0.186313472</text:p>
          </table:table-cell>
          <table:table-cell table:formula="of:=[.C11]*[.D11]" office:value-type="float" office:value="-0.951068672" calcext:value-type="float">
            <text:p>-0.951068672</text:p>
          </table:table-cell>
          <table:table-cell/>
          <table:table-cell table:formula="of:=[.B11]-[.$F$35]" office:value-type="float" office:value="0.347803570638362" calcext:value-type="float">
            <text:p>0.347803570638362</text:p>
          </table:table-cell>
          <table:table-cell table:formula="of:=[.C11]-[.$G$35]" office:value-type="float" office:value="0.079027288626321" calcext:value-type="float">
            <text:p>0.079027288626321</text:p>
          </table:table-cell>
          <table:table-cell/>
          <table:table-cell table:formula="of:=[.D11]*[.I11]*[.J11]" office:value-type="float" office:value="0.00014952369400184" calcext:value-type="float">
            <text:p>0.00014952369400184</text:p>
          </table:table-cell>
          <table:table-cell table:formula="of:=[.D11]*[.I11]*[.I11]" office:value-type="float" office:value="0.000658062241193441" calcext:value-type="float">
            <text:p>0.00065806224119344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.2491" calcext:value-type="float">
            <text:p>34.2491</text:p>
          </table:table-cell>
          <table:table-cell office:value-type="float" office:value="-174.8288" calcext:value-type="float">
            <text:p>-174.8288</text:p>
          </table:table-cell>
          <table:table-cell office:value-type="float" office:value="0.00412" calcext:value-type="float">
            <text:p>0.00412</text:p>
          </table:table-cell>
          <table:table-cell/>
          <table:table-cell table:formula="of:=[.B12]*[.D12]" office:value-type="float" office:value="0.141106292" calcext:value-type="float">
            <text:p>0.141106292</text:p>
          </table:table-cell>
          <table:table-cell table:formula="of:=[.C12]*[.D12]" office:value-type="float" office:value="-0.720294656" calcext:value-type="float">
            <text:p>-0.720294656</text:p>
          </table:table-cell>
          <table:table-cell/>
          <table:table-cell table:formula="of:=[.B12]-[.$F$35]" office:value-type="float" office:value="0.348103570638358" calcext:value-type="float">
            <text:p>0.348103570638358</text:p>
          </table:table-cell>
          <table:table-cell table:formula="of:=[.C12]-[.$G$35]" office:value-type="float" office:value="0.079027288626321" calcext:value-type="float">
            <text:p>0.079027288626321</text:p>
          </table:table-cell>
          <table:table-cell/>
          <table:table-cell table:formula="of:=[.D12]*[.I12]*[.J12]" office:value-type="float" office:value="0.000113339887156605" calcext:value-type="float">
            <text:p>0.000113339887156605</text:p>
          </table:table-cell>
          <table:table-cell table:formula="of:=[.D12]*[.I12]*[.I12]" office:value-type="float" office:value="0.000499245515071638" calcext:value-type="float">
            <text:p>0.0004992455150716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2494" calcext:value-type="float">
            <text:p>34.2494</text:p>
          </table:table-cell>
          <table:table-cell office:value-type="float" office:value="-174.8287" calcext:value-type="float">
            <text:p>-174.8287</text:p>
          </table:table-cell>
          <table:table-cell office:value-type="float" office:value="0.00438" calcext:value-type="float">
            <text:p>0.00438</text:p>
          </table:table-cell>
          <table:table-cell/>
          <table:table-cell table:formula="of:=[.B13]*[.D13]" office:value-type="float" office:value="0.150012372" calcext:value-type="float">
            <text:p>0.150012372</text:p>
          </table:table-cell>
          <table:table-cell table:formula="of:=[.C13]*[.D13]" office:value-type="float" office:value="-0.765749706" calcext:value-type="float">
            <text:p>-0.765749706</text:p>
          </table:table-cell>
          <table:table-cell/>
          <table:table-cell table:formula="of:=[.B13]-[.$F$35]" office:value-type="float" office:value="0.348403570638361" calcext:value-type="float">
            <text:p>0.348403570638361</text:p>
          </table:table-cell>
          <table:table-cell table:formula="of:=[.C13]-[.$G$35]" office:value-type="float" office:value="0.0791272886263243" calcext:value-type="float">
            <text:p>0.0791272886263243</text:p>
          </table:table-cell>
          <table:table-cell/>
          <table:table-cell table:formula="of:=[.D13]*[.I13]*[.J13]" office:value-type="float" office:value="0.000120748846928465" calcext:value-type="float">
            <text:p>0.000120748846928465</text:p>
          </table:table-cell>
          <table:table-cell table:formula="of:=[.D13]*[.I13]*[.I13]" office:value-type="float" office:value="0.00053166651038699" calcext:value-type="float">
            <text:p>0.0005316665103869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2497" calcext:value-type="float">
            <text:p>34.2497</text:p>
          </table:table-cell>
          <table:table-cell office:value-type="float" office:value="-174.8287" calcext:value-type="float">
            <text:p>-174.8287</text:p>
          </table:table-cell>
          <table:table-cell office:value-type="float" office:value="0.00761" calcext:value-type="float">
            <text:p>0.00761</text:p>
          </table:table-cell>
          <table:table-cell/>
          <table:table-cell table:formula="of:=[.B14]*[.D14]" office:value-type="float" office:value="0.260640217" calcext:value-type="float">
            <text:p>0.260640217</text:p>
          </table:table-cell>
          <table:table-cell table:formula="of:=[.C14]*[.D14]" office:value-type="float" office:value="-1.330446407" calcext:value-type="float">
            <text:p>-1.330446407</text:p>
          </table:table-cell>
          <table:table-cell/>
          <table:table-cell table:formula="of:=[.B14]-[.$F$35]" office:value-type="float" office:value="0.348703570638357" calcext:value-type="float">
            <text:p>0.348703570638357</text:p>
          </table:table-cell>
          <table:table-cell table:formula="of:=[.C14]-[.$G$35]" office:value-type="float" office:value="0.0791272886263243" calcext:value-type="float">
            <text:p>0.0791272886263243</text:p>
          </table:table-cell>
          <table:table-cell/>
          <table:table-cell table:formula="of:=[.D14]*[.I14]*[.J14]" office:value-type="float" office:value="0.000209974877080666" calcext:value-type="float">
            <text:p>0.000209974877080666</text:p>
          </table:table-cell>
          <table:table-cell table:formula="of:=[.D14]*[.I14]*[.I14]" office:value-type="float" office:value="0.000925331711138898" calcext:value-type="float">
            <text:p>0.00092533171113889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.25" calcext:value-type="float">
            <text:p>34.25</text:p>
          </table:table-cell>
          <table:table-cell office:value-type="float" office:value="-174.8287" calcext:value-type="float">
            <text:p>-174.8287</text:p>
          </table:table-cell>
          <table:table-cell office:value-type="float" office:value="0.01051" calcext:value-type="float">
            <text:p>0.01051</text:p>
          </table:table-cell>
          <table:table-cell/>
          <table:table-cell table:formula="of:=[.B15]*[.D15]" office:value-type="float" office:value="0.3599675" calcext:value-type="float">
            <text:p>0.3599675</text:p>
          </table:table-cell>
          <table:table-cell table:formula="of:=[.C15]*[.D15]" office:value-type="float" office:value="-1.837449637" calcext:value-type="float">
            <text:p>-1.837449637</text:p>
          </table:table-cell>
          <table:table-cell/>
          <table:table-cell table:formula="of:=[.B15]-[.$F$35]" office:value-type="float" office:value="0.349003570638359" calcext:value-type="float">
            <text:p>0.349003570638359</text:p>
          </table:table-cell>
          <table:table-cell table:formula="of:=[.C15]-[.$G$35]" office:value-type="float" office:value="0.0791272886263243" calcext:value-type="float">
            <text:p>0.0791272886263243</text:p>
          </table:table-cell>
          <table:table-cell/>
          <table:table-cell table:formula="of:=[.D15]*[.I15]*[.J15]" office:value-type="float" office:value="0.000290241072850607" calcext:value-type="float">
            <text:p>0.000290241072850607</text:p>
          </table:table-cell>
          <table:table-cell table:formula="of:=[.D15]*[.I15]*[.I15]" office:value-type="float" office:value="0.00128015470426559" calcext:value-type="float">
            <text:p>0.0012801547042655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2503" calcext:value-type="float">
            <text:p>34.2503</text:p>
          </table:table-cell>
          <table:table-cell office:value-type="float" office:value="-174.8286" calcext:value-type="float">
            <text:p>-174.8286</text:p>
          </table:table-cell>
          <table:table-cell office:value-type="float" office:value="0.00807" calcext:value-type="float">
            <text:p>0.00807</text:p>
          </table:table-cell>
          <table:table-cell/>
          <table:table-cell table:formula="of:=[.B16]*[.D16]" office:value-type="float" office:value="0.276399921" calcext:value-type="float">
            <text:p>0.276399921</text:p>
          </table:table-cell>
          <table:table-cell table:formula="of:=[.C16]*[.D16]" office:value-type="float" office:value="-1.410866802" calcext:value-type="float">
            <text:p>-1.410866802</text:p>
          </table:table-cell>
          <table:table-cell/>
          <table:table-cell table:formula="of:=[.B16]-[.$F$35]" office:value-type="float" office:value="0.349303570638362" calcext:value-type="float">
            <text:p>0.349303570638362</text:p>
          </table:table-cell>
          <table:table-cell table:formula="of:=[.C16]-[.$G$35]" office:value-type="float" office:value="0.0792272886263277" calcext:value-type="float">
            <text:p>0.0792272886263277</text:p>
          </table:table-cell>
          <table:table-cell/>
          <table:table-cell table:formula="of:=[.D16]*[.I16]*[.J16]" office:value-type="float" office:value="0.000223332204710021" calcext:value-type="float">
            <text:p>0.000223332204710021</text:p>
          </table:table-cell>
          <table:table-cell table:formula="of:=[.D16]*[.I16]*[.I16]" office:value-type="float" office:value="0.000984644784597924" calcext:value-type="float">
            <text:p>0.0009846447845979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2506" calcext:value-type="float">
            <text:p>34.2506</text:p>
          </table:table-cell>
          <table:table-cell office:value-type="float" office:value="-174.8287" calcext:value-type="float">
            <text:p>-174.8287</text:p>
          </table:table-cell>
          <table:table-cell office:value-type="float" office:value="0.00786" calcext:value-type="float">
            <text:p>0.00786</text:p>
          </table:table-cell>
          <table:table-cell/>
          <table:table-cell table:formula="of:=[.B17]*[.D17]" office:value-type="float" office:value="0.269209716" calcext:value-type="float">
            <text:p>0.269209716</text:p>
          </table:table-cell>
          <table:table-cell table:formula="of:=[.C17]*[.D17]" office:value-type="float" office:value="-1.374153582" calcext:value-type="float">
            <text:p>-1.374153582</text:p>
          </table:table-cell>
          <table:table-cell/>
          <table:table-cell table:formula="of:=[.B17]-[.$F$35]" office:value-type="float" office:value="0.349603570638358" calcext:value-type="float">
            <text:p>0.349603570638358</text:p>
          </table:table-cell>
          <table:table-cell table:formula="of:=[.C17]-[.$G$35]" office:value-type="float" office:value="0.0791272886263243" calcext:value-type="float">
            <text:p>0.0791272886263243</text:p>
          </table:table-cell>
          <table:table-cell/>
          <table:table-cell table:formula="of:=[.D17]*[.I17]*[.J17]" office:value-type="float" office:value="0.000217432615540142" calcext:value-type="float">
            <text:p>0.000217432615540142</text:p>
          </table:table-cell>
          <table:table-cell table:formula="of:=[.D17]*[.I17]*[.I17]" office:value-type="float" office:value="0.000960670080900282" calcext:value-type="float">
            <text:p>0.00096067008090028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.2509" calcext:value-type="float">
            <text:p>34.2509</text:p>
          </table:table-cell>
          <table:table-cell office:value-type="float" office:value="-174.8286" calcext:value-type="float">
            <text:p>-174.8286</text:p>
          </table:table-cell>
          <table:table-cell office:value-type="float" office:value="0.0087" calcext:value-type="float">
            <text:p>0.0087</text:p>
          </table:table-cell>
          <table:table-cell/>
          <table:table-cell table:formula="of:=[.B18]*[.D18]" office:value-type="float" office:value="0.29798283" calcext:value-type="float">
            <text:p>0.29798283</text:p>
          </table:table-cell>
          <table:table-cell table:formula="of:=[.C18]*[.D18]" office:value-type="float" office:value="-1.52100882" calcext:value-type="float">
            <text:p>-1.52100882</text:p>
          </table:table-cell>
          <table:table-cell/>
          <table:table-cell table:formula="of:=[.B18]-[.$F$35]" office:value-type="float" office:value="0.349903570638361" calcext:value-type="float">
            <text:p>0.349903570638361</text:p>
          </table:table-cell>
          <table:table-cell table:formula="of:=[.C18]-[.$G$35]" office:value-type="float" office:value="0.0792272886263277" calcext:value-type="float">
            <text:p>0.0792272886263277</text:p>
          </table:table-cell>
          <table:table-cell/>
          <table:table-cell table:formula="of:=[.D18]*[.I18]*[.J18]" office:value-type="float" office:value="0.000241180627286428" calcext:value-type="float">
            <text:p>0.000241180627286428</text:p>
          </table:table-cell>
          <table:table-cell table:formula="of:=[.D18]*[.I18]*[.I18]" office:value-type="float" office:value="0.00106516282608563" calcext:value-type="float">
            <text:p>0.0010651628260856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.2513" calcext:value-type="float">
            <text:p>34.2513</text:p>
          </table:table-cell>
          <table:table-cell office:value-type="float" office:value="-174.8286" calcext:value-type="float">
            <text:p>-174.8286</text:p>
          </table:table-cell>
          <table:table-cell office:value-type="float" office:value="0.0082" calcext:value-type="float">
            <text:p>0.0082</text:p>
          </table:table-cell>
          <table:table-cell/>
          <table:table-cell table:formula="of:=[.B19]*[.D19]" office:value-type="float" office:value="0.28086066" calcext:value-type="float">
            <text:p>0.28086066</text:p>
          </table:table-cell>
          <table:table-cell table:formula="of:=[.C19]*[.D19]" office:value-type="float" office:value="-1.43359452" calcext:value-type="float">
            <text:p>-1.43359452</text:p>
          </table:table-cell>
          <table:table-cell/>
          <table:table-cell table:formula="of:=[.B19]-[.$F$35]" office:value-type="float" office:value="0.35030357063836" calcext:value-type="float">
            <text:p>0.35030357063836</text:p>
          </table:table-cell>
          <table:table-cell table:formula="of:=[.C19]-[.$G$35]" office:value-type="float" office:value="0.0792272886263277" calcext:value-type="float">
            <text:p>0.0792272886263277</text:p>
          </table:table-cell>
          <table:table-cell/>
          <table:table-cell table:formula="of:=[.D19]*[.I19]*[.J19]" office:value-type="float" office:value="0.000227579537201948" calcext:value-type="float">
            <text:p>0.000227579537201948</text:p>
          </table:table-cell>
          <table:table-cell table:formula="of:=[.D19]*[.I19]*[.I19]" office:value-type="float" office:value="0.00100624325113627" calcext:value-type="float">
            <text:p>0.0010062432511362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.2516" calcext:value-type="float">
            <text:p>34.2516</text:p>
          </table:table-cell>
          <table:table-cell office:value-type="float" office:value="-174.8286" calcext:value-type="float">
            <text:p>-174.8286</text:p>
          </table:table-cell>
          <table:table-cell office:value-type="float" office:value="0.01062" calcext:value-type="float">
            <text:p>0.01062</text:p>
          </table:table-cell>
          <table:table-cell/>
          <table:table-cell table:formula="of:=[.B20]*[.D20]" office:value-type="float" office:value="0.363751992" calcext:value-type="float">
            <text:p>0.363751992</text:p>
          </table:table-cell>
          <table:table-cell table:formula="of:=[.C20]*[.D20]" office:value-type="float" office:value="-1.856679732" calcext:value-type="float">
            <text:p>-1.856679732</text:p>
          </table:table-cell>
          <table:table-cell/>
          <table:table-cell table:formula="of:=[.B20]-[.$F$35]" office:value-type="float" office:value="0.350603570638363" calcext:value-type="float">
            <text:p>0.350603570638363</text:p>
          </table:table-cell>
          <table:table-cell table:formula="of:=[.C20]-[.$G$35]" office:value-type="float" office:value="0.0792272886263277" calcext:value-type="float">
            <text:p>0.0792272886263277</text:p>
          </table:table-cell>
          <table:table-cell/>
          <table:table-cell table:formula="of:=[.D20]*[.I20]*[.J20]" office:value-type="float" office:value="0.000294995672420186" calcext:value-type="float">
            <text:p>0.000294995672420186</text:p>
          </table:table-cell>
          <table:table-cell table:formula="of:=[.D20]*[.I20]*[.I20]" office:value-type="float" office:value="0.0013054408129652" calcext:value-type="float">
            <text:p>0.001305440812965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.2519" calcext:value-type="float">
            <text:p>34.2519</text:p>
          </table:table-cell>
          <table:table-cell office:value-type="float" office:value="-174.8287" calcext:value-type="float">
            <text:p>-174.8287</text:p>
          </table:table-cell>
          <table:table-cell office:value-type="float" office:value="0.00826" calcext:value-type="float">
            <text:p>0.00826</text:p>
          </table:table-cell>
          <table:table-cell/>
          <table:table-cell table:formula="of:=[.B21]*[.D21]" office:value-type="float" office:value="0.282920694" calcext:value-type="float">
            <text:p>0.282920694</text:p>
          </table:table-cell>
          <table:table-cell table:formula="of:=[.C21]*[.D21]" office:value-type="float" office:value="-1.444085062" calcext:value-type="float">
            <text:p>-1.444085062</text:p>
          </table:table-cell>
          <table:table-cell/>
          <table:table-cell table:formula="of:=[.B21]-[.$F$35]" office:value-type="float" office:value="0.350903570638359" calcext:value-type="float">
            <text:p>0.350903570638359</text:p>
          </table:table-cell>
          <table:table-cell table:formula="of:=[.C21]-[.$G$35]" office:value-type="float" office:value="0.0791272886263243" calcext:value-type="float">
            <text:p>0.0791272886263243</text:p>
          </table:table-cell>
          <table:table-cell/>
          <table:table-cell table:formula="of:=[.D21]*[.I21]*[.J21]" office:value-type="float" office:value="0.00022934755742089" calcext:value-type="float">
            <text:p>0.00022934755742089</text:p>
          </table:table-cell>
          <table:table-cell table:formula="of:=[.D21]*[.I21]*[.I21]" office:value-type="float" office:value="0.00101708118922455" calcext:value-type="float">
            <text:p>0.0010170811892245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.2522" calcext:value-type="float">
            <text:p>34.2522</text:p>
          </table:table-cell>
          <table:table-cell office:value-type="float" office:value="-174.8286" calcext:value-type="float">
            <text:p>-174.8286</text:p>
          </table:table-cell>
          <table:table-cell office:value-type="float" office:value="0.0092" calcext:value-type="float">
            <text:p>0.0092</text:p>
          </table:table-cell>
          <table:table-cell/>
          <table:table-cell table:formula="of:=[.B22]*[.D22]" office:value-type="float" office:value="0.31512024" calcext:value-type="float">
            <text:p>0.31512024</text:p>
          </table:table-cell>
          <table:table-cell table:formula="of:=[.C22]*[.D22]" office:value-type="float" office:value="-1.60842312" calcext:value-type="float">
            <text:p>-1.60842312</text:p>
          </table:table-cell>
          <table:table-cell/>
          <table:table-cell table:formula="of:=[.B22]-[.$F$35]" office:value-type="float" office:value="0.351203570638361" calcext:value-type="float">
            <text:p>0.351203570638361</text:p>
          </table:table-cell>
          <table:table-cell table:formula="of:=[.C22]-[.$G$35]" office:value-type="float" office:value="0.0792272886263277" calcext:value-type="float">
            <text:p>0.0792272886263277</text:p>
          </table:table-cell>
          <table:table-cell/>
          <table:table-cell table:formula="of:=[.D22]*[.I22]*[.J22]" office:value-type="float" office:value="0.000255989141249573" calcext:value-type="float">
            <text:p>0.000255989141249573</text:p>
          </table:table-cell>
          <table:table-cell table:formula="of:=[.D22]*[.I22]*[.I22]" office:value-type="float" office:value="0.00113476432186804" calcext:value-type="float">
            <text:p>0.001134764321868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2525" calcext:value-type="float">
            <text:p>34.2525</text:p>
          </table:table-cell>
          <table:table-cell office:value-type="float" office:value="-174.8284" calcext:value-type="float">
            <text:p>-174.8284</text:p>
          </table:table-cell>
          <table:table-cell office:value-type="float" office:value="0.01154" calcext:value-type="float">
            <text:p>0.01154</text:p>
          </table:table-cell>
          <table:table-cell/>
          <table:table-cell table:formula="of:=[.B23]*[.D23]" office:value-type="float" office:value="0.39527385" calcext:value-type="float">
            <text:p>0.39527385</text:p>
          </table:table-cell>
          <table:table-cell table:formula="of:=[.C23]*[.D23]" office:value-type="float" office:value="-2.017519736" calcext:value-type="float">
            <text:p>-2.017519736</text:p>
          </table:table-cell>
          <table:table-cell/>
          <table:table-cell table:formula="of:=[.B23]-[.$F$35]" office:value-type="float" office:value="0.351503570638357" calcext:value-type="float">
            <text:p>0.351503570638357</text:p>
          </table:table-cell>
          <table:table-cell table:formula="of:=[.C23]-[.$G$35]" office:value-type="float" office:value="0.0794272886263343" calcext:value-type="float">
            <text:p>0.0794272886263343</text:p>
          </table:table-cell>
          <table:table-cell/>
          <table:table-cell table:formula="of:=[.D23]*[.I23]*[.J23]" office:value-type="float" office:value="0.00032218497794255" calcext:value-type="float">
            <text:p>0.00032218497794255</text:p>
          </table:table-cell>
          <table:table-cell table:formula="of:=[.D23]*[.I23]*[.I23]" office:value-type="float" office:value="0.00142582193237928" calcext:value-type="float">
            <text:p>0.0014258219323792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.2528" calcext:value-type="float">
            <text:p>34.2528</text:p>
          </table:table-cell>
          <table:table-cell office:value-type="float" office:value="-174.8287" calcext:value-type="float">
            <text:p>-174.8287</text:p>
          </table:table-cell>
          <table:table-cell office:value-type="float" office:value="0.00721" calcext:value-type="float">
            <text:p>0.00721</text:p>
          </table:table-cell>
          <table:table-cell/>
          <table:table-cell table:formula="of:=[.B24]*[.D24]" office:value-type="float" office:value="0.246962688" calcext:value-type="float">
            <text:p>0.246962688</text:p>
          </table:table-cell>
          <table:table-cell table:formula="of:=[.C24]*[.D24]" office:value-type="float" office:value="-1.260514927" calcext:value-type="float">
            <text:p>-1.260514927</text:p>
          </table:table-cell>
          <table:table-cell/>
          <table:table-cell table:formula="of:=[.B24]-[.$F$35]" office:value-type="float" office:value="0.35180357063836" calcext:value-type="float">
            <text:p>0.35180357063836</text:p>
          </table:table-cell>
          <table:table-cell table:formula="of:=[.C24]-[.$G$35]" office:value-type="float" office:value="0.0791272886263243" calcext:value-type="float">
            <text:p>0.0791272886263243</text:p>
          </table:table-cell>
          <table:table-cell/>
          <table:table-cell table:formula="of:=[.D24]*[.I24]*[.J24]" office:value-type="float" office:value="0.000200706663877182" calcext:value-type="float">
            <text:p>0.000200706663877182</text:p>
          </table:table-cell>
          <table:table-cell table:formula="of:=[.D24]*[.I24]*[.I24]" office:value-type="float" office:value="0.000892351074183216" calcext:value-type="float">
            <text:p>0.00089235107418321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.2531" calcext:value-type="float">
            <text:p>34.2531</text:p>
          </table:table-cell>
          <table:table-cell office:value-type="float" office:value="-174.8288" calcext:value-type="float">
            <text:p>-174.8288</text:p>
          </table:table-cell>
          <table:table-cell office:value-type="float" office:value="0.00741" calcext:value-type="float">
            <text:p>0.00741</text:p>
          </table:table-cell>
          <table:table-cell/>
          <table:table-cell table:formula="of:=[.B25]*[.D25]" office:value-type="float" office:value="0.253815471" calcext:value-type="float">
            <text:p>0.253815471</text:p>
          </table:table-cell>
          <table:table-cell table:formula="of:=[.C25]*[.D25]" office:value-type="float" office:value="-1.295481408" calcext:value-type="float">
            <text:p>-1.295481408</text:p>
          </table:table-cell>
          <table:table-cell/>
          <table:table-cell table:formula="of:=[.B25]-[.$F$35]" office:value-type="float" office:value="0.352103570638363" calcext:value-type="float">
            <text:p>0.352103570638363</text:p>
          </table:table-cell>
          <table:table-cell table:formula="of:=[.C25]-[.$G$35]" office:value-type="float" office:value="0.079027288626321" calcext:value-type="float">
            <text:p>0.079027288626321</text:p>
          </table:table-cell>
          <table:table-cell/>
          <table:table-cell table:formula="of:=[.D25]*[.I25]*[.J25]" office:value-type="float" office:value="0.000206189107628683" calcext:value-type="float">
            <text:p>0.000206189107628683</text:p>
          </table:table-cell>
          <table:table-cell table:formula="of:=[.D25]*[.I25]*[.I25]" office:value-type="float" office:value="0.000918669010221069" calcext:value-type="float">
            <text:p>0.00091866901022106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.2534" calcext:value-type="float">
            <text:p>34.2534</text:p>
          </table:table-cell>
          <table:table-cell office:value-type="float" office:value="-174.8286" calcext:value-type="float">
            <text:p>-174.8286</text:p>
          </table:table-cell>
          <table:table-cell office:value-type="float" office:value="0.00616" calcext:value-type="float">
            <text:p>0.00616</text:p>
          </table:table-cell>
          <table:table-cell/>
          <table:table-cell table:formula="of:=[.B26]*[.D26]" office:value-type="float" office:value="0.211000944" calcext:value-type="float">
            <text:p>0.211000944</text:p>
          </table:table-cell>
          <table:table-cell table:formula="of:=[.C26]*[.D26]" office:value-type="float" office:value="-1.076944176" calcext:value-type="float">
            <text:p>-1.076944176</text:p>
          </table:table-cell>
          <table:table-cell/>
          <table:table-cell table:formula="of:=[.B26]-[.$F$35]" office:value-type="float" office:value="0.352403570638359" calcext:value-type="float">
            <text:p>0.352403570638359</text:p>
          </table:table-cell>
          <table:table-cell table:formula="of:=[.C26]-[.$G$35]" office:value-type="float" office:value="0.0792272886263277" calcext:value-type="float">
            <text:p>0.0792272886263277</text:p>
          </table:table-cell>
          <table:table-cell/>
          <table:table-cell table:formula="of:=[.D26]*[.I26]*[.J26]" office:value-type="float" office:value="0.000171987073128108" calcext:value-type="float">
            <text:p>0.000171987073128108</text:p>
          </table:table-cell>
          <table:table-cell table:formula="of:=[.D26]*[.I26]*[.I26]" office:value-type="float" office:value="0.000764999783847774" calcext:value-type="float">
            <text:p>0.0007649997838477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.2538" calcext:value-type="float">
            <text:p>34.2538</text:p>
          </table:table-cell>
          <table:table-cell office:value-type="float" office:value="-174.8287" calcext:value-type="float">
            <text:p>-174.8287</text:p>
          </table:table-cell>
          <table:table-cell office:value-type="float" office:value="0.01063" calcext:value-type="float">
            <text:p>0.01063</text:p>
          </table:table-cell>
          <table:table-cell/>
          <table:table-cell table:formula="of:=[.B27]*[.D27]" office:value-type="float" office:value="0.364117894" calcext:value-type="float">
            <text:p>0.364117894</text:p>
          </table:table-cell>
          <table:table-cell table:formula="of:=[.C27]*[.D27]" office:value-type="float" office:value="-1.858429081" calcext:value-type="float">
            <text:p>-1.858429081</text:p>
          </table:table-cell>
          <table:table-cell/>
          <table:table-cell table:formula="of:=[.B27]-[.$F$35]" office:value-type="float" office:value="0.352803570638358" calcext:value-type="float">
            <text:p>0.352803570638358</text:p>
          </table:table-cell>
          <table:table-cell table:formula="of:=[.C27]-[.$G$35]" office:value-type="float" office:value="0.0791272886263243" calcext:value-type="float">
            <text:p>0.0791272886263243</text:p>
          </table:table-cell>
          <table:table-cell/>
          <table:table-cell table:formula="of:=[.D27]*[.I27]*[.J27]" office:value-type="float" office:value="0.00029675122529924" calcext:value-type="float">
            <text:p>0.00029675122529924</text:p>
          </table:table-cell>
          <table:table-cell table:formula="of:=[.D27]*[.I27]*[.I27]" office:value-type="float" office:value="0.00132311992100851" calcext:value-type="float">
            <text:p>0.0013231199210085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.2541" calcext:value-type="float">
            <text:p>34.2541</text:p>
          </table:table-cell>
          <table:table-cell office:value-type="float" office:value="-174.8269" calcext:value-type="float">
            <text:p>-174.8269</text:p>
          </table:table-cell>
          <table:table-cell office:value-type="float" office:value="0.05158" calcext:value-type="float">
            <text:p>0.05158</text:p>
          </table:table-cell>
          <table:table-cell/>
          <table:table-cell table:formula="of:=[.B28]*[.D28]" office:value-type="float" office:value="1.766826478" calcext:value-type="float">
            <text:p>1.766826478</text:p>
          </table:table-cell>
          <table:table-cell table:formula="of:=[.C28]*[.D28]" office:value-type="float" office:value="-9.017571502" calcext:value-type="float">
            <text:p>-9.017571502</text:p>
          </table:table-cell>
          <table:table-cell/>
          <table:table-cell table:formula="of:=[.B28]-[.$F$35]" office:value-type="float" office:value="0.35310357063836" calcext:value-type="float">
            <text:p>0.35310357063836</text:p>
          </table:table-cell>
          <table:table-cell table:formula="of:=[.C28]-[.$G$35]" office:value-type="float" office:value="0.0809272886263273" calcext:value-type="float">
            <text:p>0.0809272886263273</text:p>
          </table:table-cell>
          <table:table-cell/>
          <table:table-cell table:formula="of:=[.D28]*[.I28]*[.J28]" office:value-type="float" office:value="0.00147393535783201" calcext:value-type="float">
            <text:p>0.00147393535783201</text:p>
          </table:table-cell>
          <table:table-cell table:formula="of:=[.D28]*[.I28]*[.I28]" office:value-type="float" office:value="0.00643110434780213" calcext:value-type="float">
            <text:p>0.0064311043478021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.2617" calcext:value-type="float">
            <text:p>34.2617</text:p>
          </table:table-cell>
          <table:table-cell office:value-type="float" office:value="-174.8187" calcext:value-type="float">
            <text:p>-174.8187</text:p>
          </table:table-cell>
          <table:table-cell office:value-type="float" office:value="0.21264" calcext:value-type="float">
            <text:p>0.21264</text:p>
          </table:table-cell>
          <table:table-cell/>
          <table:table-cell table:formula="of:=[.B29]*[.D29]" office:value-type="float" office:value="7.285407888" calcext:value-type="float">
            <text:p>7.285407888</text:p>
          </table:table-cell>
          <table:table-cell table:formula="of:=[.C29]*[.D29]" office:value-type="float" office:value="-37.173448368" calcext:value-type="float">
            <text:p>-37.173448368</text:p>
          </table:table-cell>
          <table:table-cell/>
          <table:table-cell table:formula="of:=[.B29]-[.$F$35]" office:value-type="float" office:value="0.360703570638357" calcext:value-type="float">
            <text:p>0.360703570638357</text:p>
          </table:table-cell>
          <table:table-cell table:formula="of:=[.C29]-[.$G$35]" office:value-type="float" office:value="0.0891272886263153" calcext:value-type="float">
            <text:p>0.0891272886263153</text:p>
          </table:table-cell>
          <table:table-cell/>
          <table:table-cell table:formula="of:=[.D29]*[.I29]*[.J29]" office:value-type="float" office:value="0.00683606368475064" calcext:value-type="float">
            <text:p>0.00683606368475064</text:p>
          </table:table-cell>
          <table:table-cell table:formula="of:=[.D29]*[.I29]*[.I29]" office:value-type="float" office:value="0.0276659664868648" calcext:value-type="float">
            <text:p>0.02766596648686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.3052" calcext:value-type="float">
            <text:p>34.3052</text:p>
          </table:table-cell>
          <table:table-cell office:value-type="float" office:value="-174.7889" calcext:value-type="float">
            <text:p>-174.7889</text:p>
          </table:table-cell>
          <table:table-cell office:value-type="float" office:value="0.52949" calcext:value-type="float">
            <text:p>0.52949</text:p>
          </table:table-cell>
          <table:table-cell/>
          <table:table-cell table:formula="of:=[.B30]*[.D30]" office:value-type="float" office:value="18.164260348" calcext:value-type="float">
            <text:p>18.164260348</text:p>
          </table:table-cell>
          <table:table-cell table:formula="of:=[.C30]*[.D30]" office:value-type="float" office:value="-92.548974661" calcext:value-type="float">
            <text:p>-92.548974661</text:p>
          </table:table-cell>
          <table:table-cell/>
          <table:table-cell table:formula="of:=[.B30]-[.$F$35]" office:value-type="float" office:value="0.404203570638359" calcext:value-type="float">
            <text:p>0.404203570638359</text:p>
          </table:table-cell>
          <table:table-cell table:formula="of:=[.C30]-[.$G$35]" office:value-type="float" office:value="0.11892728862631" calcext:value-type="float">
            <text:p>0.11892728862631</text:p>
          </table:table-cell>
          <table:table-cell/>
          <table:table-cell table:formula="of:=[.D30]*[.I30]*[.J30]" office:value-type="float" office:value="0.0254530262701177" calcext:value-type="float">
            <text:p>0.0254530262701177</text:p>
          </table:table-cell>
          <table:table-cell table:formula="of:=[.D30]*[.I30]*[.I30]" office:value-type="float" office:value="0.0865083549853797" calcext:value-type="float">
            <text:p>0.086508354985379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.423" calcext:value-type="float">
            <text:p>34.423</text:p>
          </table:table-cell>
          <table:table-cell office:value-type="float" office:value="-174.691" calcext:value-type="float">
            <text:p>-174.691</text:p>
          </table:table-cell>
          <table:table-cell office:value-type="float" office:value="0.90679" calcext:value-type="float">
            <text:p>0.90679</text:p>
          </table:table-cell>
          <table:table-cell/>
          <table:table-cell table:formula="of:=[.B31]*[.D31]" office:value-type="float" office:value="31.21443217" calcext:value-type="float">
            <text:p>31.21443217</text:p>
          </table:table-cell>
          <table:table-cell table:formula="of:=[.C31]*[.D31]" office:value-type="float" office:value="-158.40805189" calcext:value-type="float">
            <text:p>-158.40805189</text:p>
          </table:table-cell>
          <table:table-cell/>
          <table:table-cell table:formula="of:=[.B31]-[.$F$35]" office:value-type="float" office:value="0.522003570638361" calcext:value-type="float">
            <text:p>0.522003570638361</text:p>
          </table:table-cell>
          <table:table-cell table:formula="of:=[.C31]-[.$G$35]" office:value-type="float" office:value="0.21682728862632" calcext:value-type="float">
            <text:p>0.21682728862632</text:p>
          </table:table-cell>
          <table:table-cell/>
          <table:table-cell table:formula="of:=[.D31]*[.I31]*[.J31]" office:value-type="float" office:value="0.102634680549456" calcext:value-type="float">
            <text:p>0.102634680549456</text:p>
          </table:table-cell>
          <table:table-cell table:formula="of:=[.D31]*[.I31]*[.I31]" office:value-type="float" office:value="0.247089146654764" calcext:value-type="float">
            <text:p>0.24708914665476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.5964" calcext:value-type="float">
            <text:p>34.5964</text:p>
          </table:table-cell>
          <table:table-cell office:value-type="float" office:value="-174.6066" calcext:value-type="float">
            <text:p>-174.6066</text:p>
          </table:table-cell>
          <table:table-cell office:value-type="float" office:value="0.98362" calcext:value-type="float">
            <text:p>0.98362</text:p>
          </table:table-cell>
          <table:table-cell/>
          <table:table-cell table:formula="of:=[.B32]*[.D32]" office:value-type="float" office:value="34.029710968" calcext:value-type="float">
            <text:p>34.029710968</text:p>
          </table:table-cell>
          <table:table-cell table:formula="of:=[.C32]*[.D32]" office:value-type="float" office:value="-171.746543892" calcext:value-type="float">
            <text:p>-171.746543892</text:p>
          </table:table-cell>
          <table:table-cell/>
          <table:table-cell table:formula="of:=[.B32]-[.$F$35]" office:value-type="float" office:value="0.695403570638362" calcext:value-type="float">
            <text:p>0.695403570638362</text:p>
          </table:table-cell>
          <table:table-cell table:formula="of:=[.C32]-[.$G$35]" office:value-type="float" office:value="0.301227288626336" calcext:value-type="float">
            <text:p>0.301227288626336</text:p>
          </table:table-cell>
          <table:table-cell/>
          <table:table-cell table:formula="of:=[.D32]*[.I32]*[.J32]" office:value-type="float" office:value="0.206043339248923" calcext:value-type="float">
            <text:p>0.206043339248923</text:p>
          </table:table-cell>
          <table:table-cell table:formula="of:=[.D32]*[.I32]*[.I32]" office:value-type="float" office:value="0.475664985311777" calcext:value-type="float">
            <text:p>0.47566498531177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formula="of:=SUM([.D1:.D32])" office:value-type="float" office:value="8.4968" calcext:value-type="float">
            <text:p>8.4968</text:p>
          </table:table-cell>
          <table:table-cell/>
          <table:table-cell table:formula="of:=SUM([.F1:.F32])" office:value-type="float" office:value="288.049986461" calcext:value-type="float">
            <text:p>288.049986461</text:p>
          </table:table-cell>
          <table:table-cell table:formula="of:=SUM([.G1:.G32])" office:value-type="float" office:value="-1486.156826906" calcext:value-type="float">
            <text:p>-1486.156826906</text:p>
          </table:table-cell>
          <table:table-cell table:number-columns-repeated="4"/>
          <table:table-cell table:formula="of:=SUM([.L1:.L32])" office:value-type="float" office:value="1.07397897478609" calcext:value-type="float">
            <text:p>1.07397897478609</text:p>
          </table:table-cell>
          <table:table-cell table:formula="of:=SUM([.M1:.M32])" office:value-type="float" office:value="2.68773671509378" calcext:value-type="float">
            <text:p>2.68773671509378</text:p>
          </table:table-cell>
          <table:table-cell table:formula="of:=[.L34]/[.M34]" office:value-type="float" office:value="0.39958488819044" calcext:value-type="float">
            <text:p>0.39958488819044</text:p>
          </table:table-cell>
        </table:table-row>
        <table:table-row table:style-name="ro1">
          <table:table-cell table:number-columns-repeated="5"/>
          <table:table-cell table:formula="of:=[.F34]/[.D34]" office:value-type="float" office:value="33.9009964293616" calcext:value-type="float">
            <text:p>33.9009964293616</text:p>
          </table:table-cell>
          <table:table-cell table:formula="of:=[.G34]/[.D34]" office:value-type="float" office:value="-174.907827288626" calcext:value-type="float">
            <text:p>-174.907827288626</text:p>
          </table:table-cell>
          <table:table-cell table:number-columns-repeated="7"/>
        </table:table-row>
        <table:table-row table:style-name="ro1">
          <table:table-cell table:number-columns-repeated="11"/>
          <table:table-cell table:formula="of:=[.B32]-[.B1]" office:value-type="float" office:value="1.779" calcext:value-type="float">
            <text:p>1.779</text:p>
          </table:table-cell>
          <table:table-cell table:formula="of:=[.C32]-[.C1]" office:value-type="float" office:value="0.749300000000005" calcext:value-type="float">
            <text:p>0.749300000000005</text:p>
          </table:table-cell>
          <table:table-cell table:formula="of:=[.M36]/[.L36]" office:value-type="float" office:value="0.421191680719507" calcext:value-type="float">
            <text:p>0.4211916807195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2:16.127813904</meta:creation-date>
    <dc:date>2023-05-04T09:13:25.620710017</dc:date>
    <meta:editing-duration>PT5H6M13S</meta:editing-duration>
    <meta:editing-cycles>23</meta:editing-cycles>
    <meta:generator>LibreOffice/7.3.7.2$Linux_X86_64 LibreOffice_project/30$Build-2</meta:generator>
    <meta:document-statistic meta:table-count="1" meta:cell-count="33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63cm" svg:height="18.278cm" xlink:href=".." xlink:type="simple" chart:class="chart:scatter" chart:style-name="ch1">
        <chart:legend chart:legend-position="end" svg:x="23.467cm" svg:y="8.591cm" style:legend-expansion="high" chart:style-name="ch2"/>
        <chart:plot-area chart:style-name="ch3" table:cell-range-address="Sheet1.B1:Sheet1.C64" svg:x="0.551cm" svg:y="0.365cm" svg:width="22.365cm" svg:height="17.548cm">
          <chart:coordinate-region svg:x="1.755cm" svg:y="0.564cm" svg:width="20.974cm" svg:height="17.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64" chart:class="chart:scatter">
            <chart:domain table:cell-range-address="Sheet1.B1:Sheet1.B64"/>
            <chart:regression-curve chart:style-name="ch8">
              <chart:equation chart:display-equation="true" chart:display-r-square="true"/>
            </chart:regression-curve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8174">
                <text:p>32.8174</text:p>
                <draw:g>
                  <svg:desc>Sheet1.B1:Sheet1.B64</svg:desc>
                </draw:g>
              </table:table-cell>
              <table:table-cell office:value-type="float" office:value="-175.3559">
                <text:p>-175.3559</text:p>
                <draw:g>
                  <svg:desc>Sheet1.C1:Sheet1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2463">
                <text:p>33.2463</text:p>
              </table:table-cell>
              <table:table-cell office:value-type="float" office:value="-175.1523">
                <text:p>-175.1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6058">
                <text:p>33.6058</text:p>
              </table:table-cell>
              <table:table-cell office:value-type="float" office:value="-175.0139">
                <text:p>-175.0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9429">
                <text:p>33.9429</text:p>
              </table:table-cell>
              <table:table-cell office:value-type="float" office:value="-174.8766">
                <text:p>-174.8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1221">
                <text:p>34.1221</text:p>
              </table:table-cell>
              <table:table-cell office:value-type="float" office:value="-174.8124">
                <text:p>-174.8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109">
                <text:p>34.2109</text:p>
              </table:table-cell>
              <table:table-cell office:value-type="float" office:value="-174.791">
                <text:p>-174.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2392">
                <text:p>34.2392</text:p>
              </table:table-cell>
              <table:table-cell office:value-type="float" office:value="-174.8065">
                <text:p>-174.8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2474">
                <text:p>34.2474</text:p>
              </table:table-cell>
              <table:table-cell office:value-type="float" office:value="-174.8242">
                <text:p>-174.8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2481">
                <text:p>34.2481</text:p>
              </table:table-cell>
              <table:table-cell office:value-type="float" office:value="-174.8282">
                <text:p>-174.8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2484">
                <text:p>34.2484</text:p>
              </table:table-cell>
              <table:table-cell office:value-type="float" office:value="-174.8289">
                <text:p>-174.8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2488">
                <text:p>34.2488</text:p>
              </table:table-cell>
              <table:table-cell office:value-type="float" office:value="-174.8288">
                <text:p>-174.8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2491">
                <text:p>34.2491</text:p>
              </table:table-cell>
              <table:table-cell office:value-type="float" office:value="-174.8288">
                <text:p>-174.8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2494">
                <text:p>34.2494</text:p>
              </table:table-cell>
              <table:table-cell office:value-type="float" office:value="-174.8287">
                <text:p>-174.8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2497">
                <text:p>34.2497</text:p>
              </table:table-cell>
              <table:table-cell office:value-type="float" office:value="-174.8287">
                <text:p>-174.8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25">
                <text:p>34.25</text:p>
              </table:table-cell>
              <table:table-cell office:value-type="float" office:value="-174.8287">
                <text:p>-174.8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2503">
                <text:p>34.2503</text:p>
              </table:table-cell>
              <table:table-cell office:value-type="float" office:value="-174.8286">
                <text:p>-174.8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2506">
                <text:p>34.2506</text:p>
              </table:table-cell>
              <table:table-cell office:value-type="float" office:value="-174.8287">
                <text:p>-174.8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2509">
                <text:p>34.2509</text:p>
              </table:table-cell>
              <table:table-cell office:value-type="float" office:value="-174.8286">
                <text:p>-174.8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2513">
                <text:p>34.2513</text:p>
              </table:table-cell>
              <table:table-cell office:value-type="float" office:value="-174.8286">
                <text:p>-174.8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2516">
                <text:p>34.2516</text:p>
              </table:table-cell>
              <table:table-cell office:value-type="float" office:value="-174.8286">
                <text:p>-174.8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2519">
                <text:p>34.2519</text:p>
              </table:table-cell>
              <table:table-cell office:value-type="float" office:value="-174.8287">
                <text:p>-174.82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2522">
                <text:p>34.2522</text:p>
              </table:table-cell>
              <table:table-cell office:value-type="float" office:value="-174.8286">
                <text:p>-174.8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2525">
                <text:p>34.2525</text:p>
              </table:table-cell>
              <table:table-cell office:value-type="float" office:value="-174.8284">
                <text:p>-174.82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2528">
                <text:p>34.2528</text:p>
              </table:table-cell>
              <table:table-cell office:value-type="float" office:value="-174.8287">
                <text:p>-174.82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2531">
                <text:p>34.2531</text:p>
              </table:table-cell>
              <table:table-cell office:value-type="float" office:value="-174.8288">
                <text:p>-174.8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2534">
                <text:p>34.2534</text:p>
              </table:table-cell>
              <table:table-cell office:value-type="float" office:value="-174.8286">
                <text:p>-174.8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2538">
                <text:p>34.2538</text:p>
              </table:table-cell>
              <table:table-cell office:value-type="float" office:value="-174.8287">
                <text:p>-174.82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2541">
                <text:p>34.2541</text:p>
              </table:table-cell>
              <table:table-cell office:value-type="float" office:value="-174.8269">
                <text:p>-174.8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2617">
                <text:p>34.2617</text:p>
              </table:table-cell>
              <table:table-cell office:value-type="float" office:value="-174.8187">
                <text:p>-174.8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3052">
                <text:p>34.3052</text:p>
              </table:table-cell>
              <table:table-cell office:value-type="float" office:value="-174.7889">
                <text:p>-174.7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.423">
                <text:p>34.423</text:p>
              </table:table-cell>
              <table:table-cell office:value-type="float" office:value="-174.691">
                <text:p>-174.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5964">
                <text:p>34.5964</text:p>
              </table:table-cell>
              <table:table-cell office:value-type="float" office:value="-174.6066">
                <text:p>-174.6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03cm" svg:height="14.663cm" xlink:href=".." xlink:type="simple" chart:class="chart:scatter" chart:style-name="ch1">
        <chart:legend chart:legend-position="end" svg:x="21.293cm" svg:y="6.783cm" style:legend-expansion="high" chart:style-name="ch2"/>
        <chart:plot-area chart:style-name="ch3" table:cell-range-address="Sheet1.I1:Sheet1.J32" svg:x="0.522cm" svg:y="0.293cm" svg:width="20.249cm" svg:height="14.077cm">
          <chart:coordinate-region svg:x="0.813cm" svg:y="0.492cm" svg:width="19.718cm" svg:height="13.6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:Sheet1.J32" chart:class="chart:scatter">
            <chart:domain table:cell-range-address="Sheet1.I1:Sheet1.I32"/>
            <chart:regression-curve chart:style-name="ch8">
              <chart:equation chart:display-equation="true" chart:display-r-square="true"/>
            </chart:regression-curve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08359642936164">
                <text:p>-1.08359642936164</text:p>
                <draw:g>
                  <svg:desc>Sheet1.I1:Sheet1.I32</svg:desc>
                </draw:g>
              </table:table-cell>
              <table:table-cell office:value-type="float" office:value="-0.448072711373669">
                <text:p>-0.448072711373669</text:p>
                <draw:g>
                  <svg:desc>Sheet1.J1:Sheet1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54696429361643">
                <text:p>-0.654696429361643</text:p>
              </table:table-cell>
              <table:table-cell office:value-type="float" office:value="-0.244472711373675">
                <text:p>-0.244472711373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95196429361638">
                <text:p>-0.295196429361638</text:p>
              </table:table-cell>
              <table:table-cell office:value-type="float" office:value="-0.106072711373685">
                <text:p>-0.106072711373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903570638361">
                <text:p>0.041903570638361</text:p>
              </table:table-cell>
              <table:table-cell office:value-type="float" office:value="0.0312272886263258">
                <text:p>0.0312272886263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1103570638363">
                <text:p>0.221103570638363</text:p>
              </table:table-cell>
              <table:table-cell office:value-type="float" office:value="0.0954272886263254">
                <text:p>0.0954272886263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9903570638362">
                <text:p>0.309903570638362</text:p>
              </table:table-cell>
              <table:table-cell office:value-type="float" office:value="0.116827288626325">
                <text:p>0.11682728862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8203570638356">
                <text:p>0.338203570638356</text:p>
              </table:table-cell>
              <table:table-cell office:value-type="float" office:value="0.101327288626322">
                <text:p>0.101327288626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6403570638358">
                <text:p>0.346403570638358</text:p>
              </table:table-cell>
              <table:table-cell office:value-type="float" office:value="0.0836272886263316">
                <text:p>0.0836272886263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710357063836">
                <text:p>0.34710357063836</text:p>
              </table:table-cell>
              <table:table-cell office:value-type="float" office:value="0.0796272886263125">
                <text:p>0.079627288626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7403570638356">
                <text:p>0.347403570638356</text:p>
              </table:table-cell>
              <table:table-cell office:value-type="float" office:value="0.0789272886263177">
                <text:p>0.07892728862631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7803570638362">
                <text:p>0.347803570638362</text:p>
              </table:table-cell>
              <table:table-cell office:value-type="float" office:value="0.079027288626321">
                <text:p>0.079027288626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8103570638358">
                <text:p>0.348103570638358</text:p>
              </table:table-cell>
              <table:table-cell office:value-type="float" office:value="0.079027288626321">
                <text:p>0.079027288626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8403570638361">
                <text:p>0.348403570638361</text:p>
              </table:table-cell>
              <table:table-cell office:value-type="float" office:value="0.0791272886263243">
                <text:p>0.0791272886263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8703570638357">
                <text:p>0.348703570638357</text:p>
              </table:table-cell>
              <table:table-cell office:value-type="float" office:value="0.0791272886263243">
                <text:p>0.0791272886263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003570638359">
                <text:p>0.349003570638359</text:p>
              </table:table-cell>
              <table:table-cell office:value-type="float" office:value="0.0791272886263243">
                <text:p>0.0791272886263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9303570638362">
                <text:p>0.349303570638362</text:p>
              </table:table-cell>
              <table:table-cell office:value-type="float" office:value="0.0792272886263277">
                <text:p>0.0792272886263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9603570638358">
                <text:p>0.349603570638358</text:p>
              </table:table-cell>
              <table:table-cell office:value-type="float" office:value="0.0791272886263243">
                <text:p>0.0791272886263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9903570638361">
                <text:p>0.349903570638361</text:p>
              </table:table-cell>
              <table:table-cell office:value-type="float" office:value="0.0792272886263277">
                <text:p>0.0792272886263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030357063836">
                <text:p>0.35030357063836</text:p>
              </table:table-cell>
              <table:table-cell office:value-type="float" office:value="0.0792272886263277">
                <text:p>0.0792272886263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0603570638363">
                <text:p>0.350603570638363</text:p>
              </table:table-cell>
              <table:table-cell office:value-type="float" office:value="0.0792272886263277">
                <text:p>0.07922728862632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0903570638359">
                <text:p>0.350903570638359</text:p>
              </table:table-cell>
              <table:table-cell office:value-type="float" office:value="0.0791272886263243">
                <text:p>0.07912728862632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1203570638361">
                <text:p>0.351203570638361</text:p>
              </table:table-cell>
              <table:table-cell office:value-type="float" office:value="0.0792272886263277">
                <text:p>0.07922728862632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1503570638357">
                <text:p>0.351503570638357</text:p>
              </table:table-cell>
              <table:table-cell office:value-type="float" office:value="0.0794272886263343">
                <text:p>0.0794272886263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180357063836">
                <text:p>0.35180357063836</text:p>
              </table:table-cell>
              <table:table-cell office:value-type="float" office:value="0.0791272886263243">
                <text:p>0.07912728862632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2103570638363">
                <text:p>0.352103570638363</text:p>
              </table:table-cell>
              <table:table-cell office:value-type="float" office:value="0.079027288626321">
                <text:p>0.079027288626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2403570638359">
                <text:p>0.352403570638359</text:p>
              </table:table-cell>
              <table:table-cell office:value-type="float" office:value="0.0792272886263277">
                <text:p>0.07922728862632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2803570638358">
                <text:p>0.352803570638358</text:p>
              </table:table-cell>
              <table:table-cell office:value-type="float" office:value="0.0791272886263243">
                <text:p>0.0791272886263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310357063836">
                <text:p>0.35310357063836</text:p>
              </table:table-cell>
              <table:table-cell office:value-type="float" office:value="0.0809272886263273">
                <text:p>0.0809272886263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0703570638357">
                <text:p>0.360703570638357</text:p>
              </table:table-cell>
              <table:table-cell office:value-type="float" office:value="0.0891272886263153">
                <text:p>0.0891272886263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4203570638359">
                <text:p>0.404203570638359</text:p>
              </table:table-cell>
              <table:table-cell office:value-type="float" office:value="0.11892728862631">
                <text:p>0.11892728862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2003570638361">
                <text:p>0.522003570638361</text:p>
              </table:table-cell>
              <table:table-cell office:value-type="float" office:value="0.21682728862632">
                <text:p>0.216827288626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5403570638362">
                <text:p>0.695403570638362</text:p>
              </table:table-cell>
              <table:table-cell office:value-type="float" office:value="0.301227288626336">
                <text:p>0.3012272886263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